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1">
            <text:p>https://www.aliexpress.com/item/4000563826414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1">
            <text:p>https://www.beltingonline.com/htd-pitches-c-40_253/5mm-htd-timing-belts-p-457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office:value-type="string" table:style-name="ce1">
            <text:p>https://www.ebay.co.uk/itm/33360971274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1">
            <text:p>https://odriverobotics.com/shop/odrive-v3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1">
            <text:p>https://www.digikey.co.uk/en/products/detail/AS5047P-TS_EK_AB/AS5047P-TS_EK_AB-ND/545234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teensy-4-1-development-boa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coolcomponents.co.uk/products/teensy-lc-with-bootloa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</text:p>
          </table:table-cell>
          <table:table-cell office:value-type="string" table:style-name="ce1">
            <text:p>https://www.ebay.co.uk/itm/1532784061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mpu-6050-6-dof-accel-and-gyro-sensor-stemma-qt-qwiic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</text:p>
          </table:table-cell>
          <table:table-cell office:value-type="string" table:style-name="ce1">
            <text:p>https://www.amazon.co.uk/AZDelivery-NRF24L01-wireless-Arduino-ESP8266/dp/B075DBDS3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s://www.ebay.co.uk/itm/25243353210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624931287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820928827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8927GP2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7J2NQSF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amazon.co.uk/Youmile-Interface-Adapter-Arduino-Raspberry-1602-Blue/dp/B08218RPX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cef.co.uk/catalogue/products/2592862-6-core-belden-equiv-9536-lsf-shielded-cable-sold-by-the-mt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oysticks</text:p>
          </table:table-cell>
          <table:table-cell office:value-type="string" table:style-name="ce1">
            <text:p>3 axis Joysti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www.ebay.co.uk/itm/174872424256?epid=180343246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ggle switches</text:p>
          </table:table-cell>
          <table:table-cell office:value-type="string" table:style-name="ce1">
            <text:p>on/off toggl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www.ebay.co.uk/itm/13368484876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ush switches</text:p>
          </table:table-cell>
          <table:table-cell office:value-type="string" table:style-name="ce1">
            <text:p>momentary switch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www.amazon.co.uk/gp/product/B089K8ZTC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1">
            <text:p>https://hobbyking.com/en_us/zippy-compact-4000mah-6s-60c-lipo-pack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1">
            <text:p>https://www.amazon.co.uk/URGENEX-Battery-Batteries-1000mah-WLtoys/dp/B08Y8YN28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idler bearings</text:p>
          </table:table-cell>
          <table:table-cell office:value-type="string" table:style-name="ce1">
            <text:p>19mm OD x 6mm ID, x 6mm thickne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our per leg for belt idler</text:p>
          </table:table-cell>
          <table:table-cell office:value-type="string" table:style-name="ce1">
            <text:p>https://simplybearings.co.uk/shop/p170642/626ZZ-Budget-Metal-Shielded-Deep-Groove-Ball-Bearing-6x19x6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Jamez Bruton</meta:initial-creator>
    <dc:creator>Jamez Bruton</dc:creator>
    <meta:creation-date>2015-06-05T18:17:20Z</meta:creation-date>
    <dc:date>2022-02-19T10:02:20Z</dc:date>
  </office:meta>
</office:document-meta>
</file>